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-2 - s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/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hletics</text:p>
          </table:table-cell>
          <table:table-cell office:value-type="float" office:value="462296" calcext:value-type="float">
            <text:p>462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quatics</text:p>
          </table:table-cell>
          <table:table-cell office:value-type="float" office:value="454424" calcext:value-type="float">
            <text:p>454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otball</text:p>
          </table:table-cell>
          <table:table-cell office:value-type="float" office:value="210915" calcext:value-type="float">
            <text:p>210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ymnastics</text:p>
          </table:table-cell>
          <table:table-cell office:value-type="float" office:value="129972" calcext:value-type="float">
            <text:p>129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do</text:p>
          </table:table-cell>
          <table:table-cell office:value-type="float" office:value="97785" calcext:value-type="float">
            <text:p>97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nis</text:p>
          </table:table-cell>
          <table:table-cell office:value-type="float" office:value="81693" calcext:value-type="float">
            <text:p>816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ketball</text:p>
          </table:table-cell>
          <table:table-cell office:value-type="float" office:value="73424" calcext:value-type="float">
            <text:p>7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ing</text:p>
          </table:table-cell>
          <table:table-cell office:value-type="float" office:value="67305" calcext:value-type="float">
            <text:p>67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minton</text:p>
          </table:table-cell>
          <table:table-cell office:value-type="float" office:value="61054" calcext:value-type="float">
            <text:p>61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estling</text:p>
          </table:table-cell>
          <table:table-cell office:value-type="float" office:value="34305" calcext:value-type="float">
            <text:p>34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iling</text:p>
          </table:table-cell>
          <table:table-cell office:value-type="float" office:value="24036" calcext:value-type="float">
            <text:p>24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oting</text:p>
          </table:table-cell>
          <table:table-cell office:value-type="float" office:value="24015" calcext:value-type="float">
            <text:p>24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ightlifting</text:p>
          </table:table-cell>
          <table:table-cell office:value-type="float" office:value="23999" calcext:value-type="float">
            <text:p>23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noe</text:p>
          </table:table-cell>
          <table:table-cell office:value-type="float" office:value="23983" calcext:value-type="float">
            <text:p>239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questrian</text:p>
          </table:table-cell>
          <table:table-cell office:value-type="float" office:value="23256" calcext:value-type="float">
            <text:p>23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xing</text:p>
          </table:table-cell>
          <table:table-cell office:value-type="float" office:value="23232" calcext:value-type="float">
            <text:p>23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wing</text:p>
          </table:table-cell>
          <table:table-cell office:value-type="float" office:value="17517" calcext:value-type="float">
            <text:p>175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olleyball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ekwondo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ncing</text:p>
          </table:table-cell>
          <table:table-cell office:value-type="float" office:value="12839" calcext:value-type="float">
            <text:p>128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lf</text:p>
          </table:table-cell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ckey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iathlon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chery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gby sevens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ble tennis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ndball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dern pentathlon</text:p>
          </table:table-cell>
          <table:table-cell office:value-type="float" office:value="1974" calcext:value-type="float">
            <text:p>1974</text:p>
          </table:table-cell>
        </table:table-row>
      </table:table>
      <table:named-expressions/>
      <table:database-ranges>
        <table:database-range table:name="__Anonymous_Sheet_DB__0" table:target-range-address="'c-2 - sport'.B1:'c-2 - sport'.C2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5:53:55.514755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5:57:17.592672030</dc:date>
    <meta:editing-duration>PT3M58S</meta:editing-duration>
    <meta:editing-cycles>2</meta:editing-cycles>
    <meta:generator>LibreOffice/5.3.1.2$Linux_X86_64 LibreOffice_project/30m0$Build-2</meta:generator>
    <meta:document-statistic meta:table-count="1" meta:cell-count="86" meta:object-count="0"/>
  </office:meta>
</office:document-meta>
</file>